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8" draw:textarea-horizontal-align="center" draw:textarea-vertical-align="middle"/>
    </style:style>
    <style:style style:name="gr2" style:family="graphic" style:parent-style-name="standard">
      <style:graphic-properties draw:fill="gradient" draw:fill-gradient-name="Gradient_20_8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14.166cm" svg:height="8.168cm" svg:x="1.628cm" svg:y="0.896cm">
          <text:p/>
        </draw:rect>
        <draw:rect draw:style-name="gr2" draw:text-style-name="P3" draw:layer="layout" svg:width="3.141cm" svg:height="1.399cm" svg:x="2.373cm" svg:y="4.016cm">
          <text:p text:style-name="P2"><text:span text:style-name="T1">Monitor</text:span></text:p>
        </draw:rect>
        <draw:rect draw:style-name="gr2" draw:text-style-name="P3" draw:layer="layout" svg:width="3.141cm" svg:height="1.399cm" svg:x="11.871cm" svg:y="1.708cm">
          <text:p text:style-name="P2"><text:span text:style-name="T1">Monitor </text:span></text:p>
          <text:p text:style-name="P2"><text:span text:style-name="T1">Agent</text:span></text:p>
        </draw:rect>
        <draw:rect draw:style-name="gr2" draw:text-style-name="P1" draw:layer="layout" svg:width="3.141cm" svg:height="1.399cm" svg:x="11.872cm" svg:y="3.419cm">
          <text:p text:style-name="P4"><text:span text:style-name="T1">Monitor</text:span> </text:p>
          <text:p text:style-name="P4"><text:span text:style-name="T1">Agent</text:span></text:p>
        </draw:rect>
        <draw:rect draw:style-name="gr2" draw:text-style-name="P3" draw:layer="layout" svg:width="3.142cm" svg:height="1.399cm" svg:x="11.872cm" svg:y="5.13cm">
          <text:p text:style-name="P2"><text:span text:style-name="T1">Monitor </text:span></text:p>
          <text:p text:style-name="P2"><text:span text:style-name="T1">Agent</text:span></text:p>
        </draw:rect>
        <draw:rect draw:style-name="gr2" draw:text-style-name="P3" draw:layer="layout" svg:width="3.141cm" svg:height="1.4cm" svg:x="11.873cm" svg:y="6.841cm">
          <text:p text:style-name="P2"><text:span text:style-name="T1">Monitor </text:span></text:p>
          <text:p text:style-name="P2"><text:span text:style-name="T1">Agent</text:span></text:p>
        </draw:rect>
        <draw:line draw:style-name="gr3" draw:text-style-name="P1" draw:layer="layout" svg:x1="11.938cm" svg:y1="7.51cm" svg:x2="4.975cm" svg:y2="5.18cm">
          <text:p/>
        </draw:line>
        <draw:line draw:style-name="gr3" draw:text-style-name="P1" draw:layer="layout" svg:x1="12.152cm" svg:y1="5.635cm" svg:x2="5.136cm" svg:y2="4.779cm">
          <text:p/>
        </draw:line>
        <draw:line draw:style-name="gr3" draw:text-style-name="P1" draw:layer="layout" svg:x1="12.126cm" svg:y1="3.761cm" svg:x2="5.27cm" svg:y2="4.484cm">
          <text:p/>
        </draw:line>
        <draw:line draw:style-name="gr3" draw:text-style-name="P1" draw:layer="layout" svg:x1="12.179cm" svg:y1="1.967cm" svg:x2="5.136cm" svg:y2="4.243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e6e64c" draw:end-color="#ffffff" draw:start-intensity="100%" draw:end-intensity="100%" draw:angle="0" draw:border="0%"/>
    <draw:gradient draw:name="Gradient_20_8" draw:display-name="Gradient 8" draw:style="linear" draw:start-color="#ccccff" draw:end-color="#ffffff" draw:start-intensity="100%" draw:end-intensity="100%" draw:angle="0" draw:border="0%"/>
    <draw:gradient draw:name="Gradient_20_9" draw:display-name="Gradient 9" draw:style="linear" draw:start-color="#ffcc9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Yanick Duchesne</meta:initial-creator>
    <meta:creation-date>2007-06-04T15:49:09</meta:creation-date>
    <dc:creator>Yanick Duchesne</dc:creator>
    <dc:date>2007-06-04T15:59:46</dc:date>
    <dc:language>en-US</dc:language>
    <meta:editing-cycles>3</meta:editing-cycles>
    <meta:editing-duration>PT10M44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